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Q6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T26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36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3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Q6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5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5" calcext:value-type="float">
            <text:p>15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table:style-name="ce55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style-name="ce55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55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table:style-name="ce55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/>
          <table:table-cell table:style-name="ce55"/>
          <table:table-cell/>
          <table:table-cell table:style-name="ce55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5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/>
          <table:table-cell table:style-name="ce5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T26"/>
          </calcext:conditional-format>
        </calcext:conditional-formats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table:style-name="ce56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6" office:value-type="float" office:value="13" calcext:value-type="float">
            <text:p>13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style-name="ce56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table:style-name="ce22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6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12" calcext:value-type="float">
            <text:p>12</text:p>
          </table:table-cell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10" calcext:value-type="float">
            <text:p>10</text:p>
          </table:table-cell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office:value-type="float" office:value="1511" calcext:value-type="float">
            <text:p>151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29] = [.A28] ; [.Q28] ; [.Q28] + [.P28] + IF ([.A28] = [.A27] ; [.P27]; 0))" office:value-type="float" office:value="1562" calcext:value-type="float">
            <text:p>1562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/>
          <table:table-cell table:style-name="ce56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0] = [.A29] ; [.Q29] ; [.Q29] + [.P29] + IF ([.A29] = [.A28] ; [.P28]; 0))" office:value-type="float" office:value="1572" calcext:value-type="float">
            <text:p>1572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/>
          <table:table-cell table:style-name="ce56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72" calcext:value-type="float">
            <text:p>1572</text:p>
          </table:table-cell>
          <table:table-cell office:value-type="float" office:value="1538" calcext:value-type="float">
            <text:p>1538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table:style-name="ce22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4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3" calcext:value-type="float">
            <text:p>+3</text:p>
          </table:table-cell>
          <table:table-cell table:formula="of:=IF([.A32] = [.A31] ; [.Q31] ; [.Q31] + [.P31] + IF ([.A31] = [.A30] ; [.P30]; 0))" office:value-type="float" office:value="1584" calcext:value-type="float">
            <text:p>1584</text:p>
          </table:table-cell>
          <table:table-cell office:value-type="float" office:value="1495" calcext:value-type="float">
            <text:p>1495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3:.L33];&quot;+&quot;)&gt;COUNTIF([.D33:.L33];&quot;-&quot;);&quot;+&quot;;&quot;-&quot;)" office:value-type="string" office:string-value="+" calcext:value-type="string">
            <text:p>+</text:p>
          </table:table-cell>
          <table:table-cell table:style-name="ce24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3] = [.A32] ; [.Q32] ; [.Q32] + [.P32] + IF ([.A32] = [.A31] ; [.P31]; 0))" office:value-type="float" office:value="1584" calcext:value-type="float">
            <text:p>1584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2" calcext:value-type="float">
            <text:p>+2</text:p>
          </table:table-cell>
          <table:table-cell table:formula="of:=IF([.A34] = [.A33] ; [.Q33] ; [.Q33] + [.P33] + IF ([.A33] = [.A32] ; [.P32]; 0))" office:value-type="float" office:value="1593" calcext:value-type="float">
            <text:p>1593</text:p>
          </table:table-cell>
          <table:table-cell office:value-type="float" office:value="1454" calcext:value-type="float">
            <text:p>1454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9" calcext:value-type="float">
            <text:p>9</text:p>
          </table:table-cell>
          <table:table-cell/>
          <table:table-cell table:style-name="ce56"/>
          <table:table-cell table:style-name="ce22" table:formula="of:=IF(COUNTIF([.D35:.L35];&quot;+&quot;)&gt;COUNTIF([.D35:.L35];&quot;-&quot;);&quot;+&quot;;&quot;-&quot;)" office:value-type="string" office:string-value="+" calcext:value-type="string">
            <text:p>+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35] = [.A34] ; [.Q34] ; [.Q34] + [.P34] + IF ([.A34] = [.A33] ; [.P33]; 0))" office:value-type="float" office:value="1593" calcext:value-type="float">
            <text:p>1593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9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9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6:.L36];&quot;+&quot;)&gt;COUNTIF([.D36:.L36];&quot;-&quot;);&quot;+&quot;;&quot;-&quot;)" office:value-type="string" office:string-value="+" calcext:value-type="string">
            <text:p>+</text:p>
          </table:table-cell>
          <table:table-cell table:style-name="ce24" table:formula="of:=COUNTIF([.D36:.L36];IF([.N36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6] = [.A35] ; [.Q35] ; [.Q35] + [.P35] + IF ([.A35] = [.A34] ; [.P34]; 0))" office:value-type="float" office:value="1600" calcext:value-type="float">
            <text:p>1600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30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/>
          <table:table-cell table:style-name="ce56"/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37] = [.A36] ; [.Q36] ; [.Q36] + [.P36] + IF ([.A36] = [.A35] ; [.P35]; 0))" office:value-type="float" office:value="1600" calcext:value-type="float">
            <text:p>1600</text:p>
          </table:table-cell>
          <table:table-cell office:value-type="float" office:value="1607" calcext:value-type="float">
            <text:p>1607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6" office:value-type="float" office:value="9" calcext:value-type="float">
            <text:p>9</text:p>
          </table:table-cell>
          <table:table-cell table:style-name="ce22" table:formula="of:=IF(COUNTIF([.D38:.L38];&quot;+&quot;)&gt;COUNTIF([.D38:.L38];&quot;-&quot;);&quot;+&quot;;&quot;-&quot;)" office:value-type="string" office:string-value="-" calcext:value-type="string">
            <text:p>-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-16" calcext:value-type="float">
            <text:p>-16</text:p>
          </table:table-cell>
          <table:table-cell table:formula="of:=IF([.A38] = [.A37] ; [.Q37] ; [.Q37] + [.P37] + IF ([.A37] = [.A36] ; [.P36]; 0))" office:value-type="float" office:value="1613" calcext:value-type="float">
            <text:p>1613</text:p>
          </table:table-cell>
          <table:table-cell office:value-type="float" office:value="1349" calcext:value-type="float">
            <text:p>1349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6" office:value-type="float" office:value="7" calcext:value-type="float">
            <text:p>7</text:p>
          </table:table-cell>
          <table:table-cell/>
          <table:table-cell table:style-name="ce56"/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39] = [.A38] ; [.Q38] ; [.Q38] + [.P38] + IF ([.A38] = [.A37] ; [.P37]; 0))" office:value-type="float" office:value="1613" calcext:value-type="float">
            <text:p>1613</text:p>
          </table:table-cell>
          <table:table-cell office:value-type="float" office:value="1484" calcext:value-type="float">
            <text:p>1484</text:p>
          </table:table-cell>
          <table:table-cell table:number-columns-repeated="1002"/>
        </table:table-row>
        <table:table-row table:style-name="ro1">
          <table:table-cell office:value-type="date" office:date-value="2018-04-06" calcext:value-type="date">
            <text:p>06.04.2018</text:p>
          </table:table-cell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 table:number-columns-repeated="3"/>
          <table:table-cell table:formula="of:=IF([.A40] = [.A39] ; [.Q39] ; [.Q39] + [.P39] + IF ([.A39] = [.A38] ; [.P38]; 0))" office:value-type="float" office:value="1599" calcext:value-type="float">
            <text:p>1599</text:p>
          </table:table-cell>
          <table:table-cell table:number-columns-repeated="1003"/>
        </table:table-row>
        <table:table-row table:style-name="ro1" table:number-rows-repeated="60">
          <table:table-cell table:number-columns-repeated="4"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/>
          <table:table-cell table:style-name="ce56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7-2018'.E38:'2017-2018'.E100 '2017-2018'.G38:'2017-2018'.G100 '2017-2018'.I2:'2017-2018'.I100 '2017-2018'.K2:'2017-2018'.K100 '2017-2018'.M2:'2017-2018'.M100 '2017-2018'.E2:'2017-2018'.E35 '2017-2018'.G2:'2017-2018'.G35">
            <calcext:condition calcext:apply-style-name="Verlaengerung" calcext:value="&gt;=10" calcext:base-cell-address="'2017-2018'.E2"/>
          </calcext:conditional-format>
          <calcext:conditional-format calcext:target-range-address="'2017-2018'.E36:'2017-2018'.E36 '2017-2018'.G36:'2017-2018'.G36">
            <calcext:condition calcext:apply-style-name="Verlaengerung" calcext:value="&gt;=10" calcext:base-cell-address="'2017-2018'.E36"/>
          </calcext:conditional-format>
          <calcext:conditional-format calcext:target-range-address="'2017-2018'.E37:'2017-2018'.E37 '2017-2018'.G37:'2017-2018'.G37">
            <calcext:condition calcext:apply-style-name="Verlaengerung" calcext:value="&gt;=10" calcext:base-cell-address="'2017-2018'.E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10:09:08.79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35</meta:editing-cycles>
    <meta:editing-duration>PT4H44M1S</meta:editing-duration>
    <dc:title>Saison Ekkart</dc:title>
    <dc:date>2018-04-09T10:09:38.406000000</dc:date>
    <meta:generator>LibreOffice/5.4.2.2$Windows_X86_64 LibreOffice_project/22b09f6418e8c2d508a9eaf86b2399209b0990f4</meta:generator>
    <dc:creator>Ekkart Kleinod</dc:creator>
    <meta:document-statistic meta:table-count="3" meta:cell-count="19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3">
                <text:p>43143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46">
                <text:p>43146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54">
                <text:p>43154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164">
                <text:p>431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1613">
                <text:p>1613</text:p>
              </table:table-cell>
            </table:table-row>
            <table:table-row>
              <table:table-cell office:value-type="float" office:value="43196">
                <text:p>4319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